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60685" officeooo:paragraph-rsid="00160685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60685" officeooo:paragraph-rsid="00160685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60685" officeooo:paragraph-rsid="00177782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6fb79" officeooo:paragraph-rsid="0016fb79" style:font-size-asian="12.25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6fb79" officeooo:paragraph-rsid="0019649d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77782" officeooo:paragraph-rsid="00177782" style:font-size-asian="12.25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9649d" officeooo:paragraph-rsid="0019649d" style:font-size-asian="12.25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a0e9e" officeooo:paragraph-rsid="001a0e9e" style:font-size-asian="12.25pt" style:font-size-complex="14pt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Times New Roman" fo:font-size="14pt" officeooo:rsid="001ac7bc" officeooo:paragraph-rsid="001ac7bc" style:font-size-asian="12.25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77782"/>
    </style:style>
    <style:style style:name="P11" style:family="paragraph" style:parent-style-name="Standard" style:list-style-name="L3">
      <style:paragraph-properties fo:text-align="justify" style:justify-single-word="false"/>
      <style:text-properties officeooo:paragraph-rsid="00177782"/>
    </style:style>
    <style:style style:name="P12" style:family="paragraph" style:parent-style-name="Standard" style:list-style-name="L4">
      <style:paragraph-properties fo:text-align="justify" style:justify-single-word="false"/>
      <style:text-properties officeooo:paragraph-rsid="00177782"/>
    </style:style>
    <style:style style:name="P13" style:family="paragraph" style:parent-style-name="Standard" style:list-style-name="L5">
      <style:paragraph-properties fo:text-align="justify" style:justify-single-word="false"/>
      <style:text-properties officeooo:paragraph-rsid="0019649d"/>
    </style:style>
    <style:style style:name="P14" style:family="paragraph" style:parent-style-name="Standard" style:list-style-name="L3">
      <style:paragraph-properties fo:text-align="justify" style:justify-single-word="false"/>
      <style:text-properties fo:color="#000000" officeooo:paragraph-rsid="00177782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officeooo:rsid="00177782" officeooo:paragraph-rsid="0019649d"/>
    </style:style>
    <style:style style:name="P16" style:family="paragraph" style:parent-style-name="Standard" style:list-style-name="L3">
      <style:paragraph-properties fo:text-align="justify" style:justify-single-word="false"/>
      <style:text-properties fo:color="#000000" officeooo:rsid="0019649d" officeooo:paragraph-rsid="0019649d"/>
    </style:style>
    <style:style style:name="P17" style:family="paragraph" style:parent-style-name="Standard" style:list-style-name="L5">
      <style:paragraph-properties fo:text-align="justify" style:justify-single-word="false"/>
      <style:text-properties officeooo:rsid="0019649d" officeooo:paragraph-rsid="0019649d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160685" style:font-size-asian="12.25pt" style:font-size-complex="14pt"/>
    </style:style>
    <style:style style:name="T3" style:family="text">
      <style:text-properties style:font-name="Times New Roman" fo:font-size="14pt" officeooo:rsid="00177782" style:font-size-asian="12.25pt" style:font-size-complex="14pt"/>
    </style:style>
    <style:style style:name="T4" style:family="text">
      <style:text-properties style:font-name="Times New Roman" fo:font-size="14pt" officeooo:rsid="0019649d" style:font-size-asian="12.25pt" style:font-size-complex="14pt"/>
    </style:style>
    <style:style style:name="T5" style:family="text">
      <style:text-properties officeooo:rsid="0016fb79"/>
    </style:style>
    <style:style style:name="T6" style:family="text">
      <style:text-properties officeooo:rsid="00177782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style:font-size-asian="12.25pt" style:font-size-complex="14pt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177782" style:font-size-asian="12.25pt" style:font-size-complex="14pt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19649d" style:font-size-asian="12.25pt" style:font-size-complex="14pt"/>
    </style:style>
    <style:style style:name="T10" style:family="text">
      <style:text-properties officeooo:rsid="0019649d"/>
    </style:style>
    <style:style style:name="T11" style:family="text">
      <style:text-properties officeooo:rsid="001ac7b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7270110125768174348" text:style-name="L1">
        <text:list-item>
          <text:p text:style-name="P2">Задача группы:</text:p>
          <text:p text:style-name="P2">сбор данных для <text:span text:style-name="T5">задачи</text:span>, создание модели для поиска тематически близких документов, <text:span text:style-name="T6">визуализация и оценка полученных результатов</text:span></text:p>
        </text:list-item>
        <text:list-item>
          <text:p text:style-name="P10"><text:span text:style-name="T2">Исполнители:</text:span></text:p>
        </text:list-item>
      </text:list>
      <text:list xml:id="list3090384209605320149" text:style-name="L4">
        <text:list-item>
          <text:list>
            <text:list-item>
              <text:p text:style-name="P12"><text:span text:style-name="T2">Ларюшина Юлия</text:span></text:p>
            </text:list-item>
            <text:list-item>
              <text:p text:style-name="P12"><text:span text:style-name="T2">Шашкин Павел</text:span></text:p>
            </text:list-item>
          </text:list>
        </text:list-item>
      </text:list>
      <text:list xml:id="list143018300312285" text:continue-list="list7270110125768174348" text:style-name="L1">
        <text:list-item>
          <text:p text:style-name="P3">Используемые библиотеки и программные средства, <text:span text:style-name="T6">данные:</text:span></text:p>
        </text:list-item>
      </text:list>
      <text:list xml:id="list6340504592285327491" text:style-name="L3">
        <text:list-item>
          <text:list>
            <text:list-item>
              <text:p text:style-name="P11"><text:span text:style-name="T3">Язык R</text:span></text:p>
            </text:list-item>
            <text:list-item>
              <text:p text:style-name="P14"><text:span text:style-name="T3">Пакеты: magrittr, dplyr, quanteda, tidyr, stm, lubridate, stmCorrViz, LDAvis, </text:span><text:span text:style-name="T8">aRxiv, pdftools, parallel, rplos</text:span></text:p>
            </text:list-item>
            <text:list-item>
              <text:p text:style-name="P15"><text:span text:style-name="T7">Источники данных: </text:span></text:p>
              <text:list>
                <text:list-item>
                  <text:p text:style-name="P15"><text:a xlink:type="simple" xlink:href="https://www.plos.org/" text:style-name="Internet_20_link" text:visited-style-name="Visited_20_Internet_20_Link"><text:span text:style-name="T9">https://www.plos.org/</text:span></text:a></text:p>
                </text:list-item>
                <text:list-item>
                  <text:p text:style-name="P16"><text:span text:style-name="T9">https://arxiv.org/</text:span></text:p>
                </text:list-item>
              </text:list>
            </text:list-item>
          </text:list>
        </text:list-item>
      </text:list>
      <text:list xml:id="list143018486954186" text:continue-list="list143018300312285" text:style-name="L1">
        <text:list-item>
          <text:p text:style-name="P2">Решенные подзадачи:</text:p>
          <text:list>
            <text:list-item>
              <text:p text:style-name="P5">Сбор документов для обучения моделей <text:span text:style-name="T10">из открытых источников</text:span></text:p>
              <text:p text:style-name="P7">Для тренировки модели были собраны данные по медицинской тематике из открытых источников</text:p>
            </text:list-item>
          </text:list>
        </text:list-item>
      </text:list>
      <text:list xml:id="list813872700256015882" text:style-name="L5">
        <text:list-item>
          <text:list>
            <text:list-item>
              <text:list>
                <text:list-item>
                  <text:p text:style-name="P13"><text:span text:style-name="T4">Для сбора данных из источника arxiv создан скрипт: </text:span><text:a xlink:type="simple" xlink:href="https://github.com/artezio-kseniav/text_summarization/blob/master/data_collection/corpora_getter.R" text:style-name="Internet_20_link" text:visited-style-name="Visited_20_Internet_20_Link"><text:span text:style-name="T4">https://github.com/artezio-kseniav/text_summarization/blob/master/data_collection/corpora_getter.R</text:span></text:a></text:p>
                  <text:p text:style-name="P17"><text:span text:style-name="T4">Д</text:span><text:span text:style-name="T1">анные (статьи + метаданные) могут быть собраны в формате pdf и преобразованы в текст</text:span></text:p>
                </text:list-item>
                <text:list-item>
                  <text:p text:style-name="P17"><text:span text:style-name="T1">Для сбора данных из источника plos создан скрипт:</text:span></text:p>
                  <text:p text:style-name="P17"><text:a xlink:type="simple" xlink:href="https://github.com/artezio-kseniav/text_summarization/blob/master/data_collection/search_plos_example.R" text:style-name="Internet_20_link" text:visited-style-name="Visited_20_Internet_20_Link"><text:span text:style-name="T1">https://github.com/artezio-kseniav/text_summarization/blob/master/data_collection/search_plos_example.R</text:span></text:a></text:p>
                  <text:p text:style-name="P17"><text:span text:style-name="T1">Данные изначально представлены в формате xml и разбиты на необходимые структурные единицы (article, body, abstract + metadata)</text:span></text:p>
                </text:list-item>
              </text:list>
            </text:list-item>
          </text:list>
        </text:list-item>
      </text:list>
      <text:list xml:id="list143017634397774" text:continue-list="list143018486954186" text:style-name="L1">
        <text:list-item>
          <text:list>
            <text:list-item>
              <text:p text:style-name="P7">Обработка корпуса для построения модели</text:p>
            </text:list-item>
            <text:list-item>
              <text:p text:style-name="P4">Тренировка модели для <text:span text:style-name="T10">поиска тематически близких документов</text:span></text:p>
              <text:p text:style-name="P8">Для обработки корпуса и построения модели был создан функционал: https://github.com/artezio-kseniav/text_summarization/blob/master/topics/plos_stm.R</text:p>
              <text:list>
                <text:list-item>
                  <text:p text:style-name="P8">Для начала средствами библиотек dplyr, tidyr и lubridate данные, <text:span text:style-name="T11">собранные с plos,</text:span> приводятся к виду id + дата_публикации + секция_документа + текст</text:p>
                </text:list-item>
                <text:list-item>
                  <text:p text:style-name="P8">Средствами quanteda осуществляется построение матрицы частот для тренировки модели</text:p>
                </text:list-item>
                <text:list-item>
                  <text:p text:style-name="P8">Производится обучение модели stm, в которой распределение тем зависит не только от секции документа, но и от даты публикации.</text:p>
                </text:list-item>
                <text:list-item>
                  <text:p text:style-name="P8"><text:soft-page-break/>Полученные темы (topics) визуализируются средствами LDAvis (производится многомерное шкалирование векторов статей) и stmCorrViz (производится иерархическая кластеризация матрицы корреляции тем).</text:p>
                </text:list-item>
              </text:list>
            </text:list-item>
            <text:list-item>
              <text:p text:style-name="P4">Визуализация полученных результатов для формирования представления о собранном корпусе, экспертной оценки выделенных тем и формирования представления о предметной области</text:p>
            </text:list-item>
          </text:list>
        </text:list-item>
      </text:list>
      <text:list xml:id="list5286576117125393514" text:style-name="L6">
        <text:list-item>
          <text:list>
            <text:list-item>
              <text:list>
                <text:list-item>
                  <text:p text:style-name="P9"><text:a xlink:type="simple" xlink:href="https://github.com/artezio-kseniav/text_summarization/blob/master/topics/corrviz.html" text:style-name="Internet_20_link" text:visited-style-name="Visited_20_Internet_20_Link">https://github.com/artezio-kseniav/text_summarization/blob/master/topics/corrviz.html</text:a></text:p>
                </text:list-item>
                <text:list-item>
                  <text:p text:style-name="P9">https://github.com/artezio-kseniav/text_summarization/blob/master/topics/simil.html</text:p>
                </text:list-item>
              </text:list>
            </text:list-item>
          </text:list>
        </text:list-item>
      </text:list>
      <text:list xml:id="list143017512594496" text:continue-list="list143017634397774" text:style-name="L1">
        <text:list-item>
          <text:p text:style-name="P2">Нерешенные подзадачи:</text:p>
          <text:list>
            <text:list-item>
              <text:p text:style-name="P4"><text:span text:style-name="T6">Создание</text:span> <text:span text:style-name="T6">функционала</text:span> для взаимодействия с <text:span text:style-name="T6">документом в формате pdf</text:span></text:p>
            </text:list-item>
            <text:list-item>
              <text:p text:style-name="P6">Создание пользовательского интерфейса для обработки входной статьи и поиска близких документов к ней</text:p>
            </text:list-item>
            <text:list-item>
              <text:p text:style-name="P6">Создание функционала для обновления внутренней базы статей</text:p>
            </text:list-item>
            <text:list-item>
              <text:p text:style-name="P4">Объединение модуля с модулями других подгрупп</text:p>
            </text:list-item>
          </text:list>
        </text:list-item>
        <text:list-item>
          <text:p text:style-name="P2">Связь с задачами других групп:</text:p>
          <text:p text:style-name="P6">Созданная модель осуществляет сбор поискового корпуса, его обработку и поиск близких документов с точки зрения распределения тем в нём и в документах корпуса. После идентификации близких документов предполагается передача данных на вход модулю, осуществляющему формирование аннотаций (summary) для конечного пользовател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53:27.097694901</meta:creation-date>
    <dc:date>2016-10-26T14:30:16.908844176</dc:date>
    <meta:editing-duration>PT13M27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2" meta:paragraph-count="36" meta:word-count="345" meta:character-count="2908" meta:non-whitespace-character-count="2630"/>
  </office:meta>
</office:document-meta>
</file>